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1.409cm" fo:margin-bottom="0cm" fo:text-align="center" style:justify-single-word="false" fo:orphans="2" fo:widows="2" fo:text-indent="0cm" style:auto-text-indent="false" fo:background-color="transparent">
        <style:background-image/>
      </style:paragraph-properties>
      <style:text-properties fo:text-transform="uppercase" fo:color="#6666ff" style:font-name="Times New Roman" fo:font-size="11pt" fo:letter-spacing="normal" fo:font-style="normal" fo:text-shadow="1pt 1pt" fo:font-weight="bold" style:font-size-asian="11pt" style:font-weight-asian="bold" style:font-size-complex="11pt" style:font-weight-complex="bold"/>
    </style:style>
    <style:style style:name="P2" style:family="paragraph" style:parent-style-name="Text_20_body">
      <style:paragraph-properties fo:margin-left="0cm" fo:margin-right="0cm" fo:margin-top="0cm" fo:margin-bottom="0.18cm" fo:text-align="justify" style:justify-single-word="false" fo:keep-together="always" fo:orphans="0" fo:widows="0" fo:text-indent="0.499cm" style:auto-text-indent="fals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.18cm" fo:text-align="justify" style:justify-single-word="false" fo:orphans="2" fo:widows="2" fo:text-indent="0.499cm" style:auto-text-indent="false"/>
      <style:text-properties style:font-name="Times New Roman" fo:font-size="11pt" style:font-size-asian="11pt" style:font-size-complex="11pt"/>
    </style:style>
    <style:style style:name="P4" style:family="paragraph" style:parent-style-name="Text_20_body" style:master-page-name="">
      <style:paragraph-properties fo:margin-left="0cm" fo:margin-right="0cm" fo:margin-top="0cm" fo:margin-bottom="0.18cm" fo:line-height="150%" fo:text-align="justify" style:justify-single-word="false" fo:keep-together="always" fo:orphans="0" fo:widows="0" fo:text-indent="0.499cm" style:auto-text-indent="false" style:page-number="auto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5" style:family="paragraph" style:parent-style-name="Text_20_body">
      <style:paragraph-properties fo:margin-left="0cm" fo:margin-right="0cm" fo:margin-top="0cm" fo:margin-bottom="0.18cm" fo:line-height="0.349cm" fo:text-align="justify" style:justify-single-word="false" fo:keep-together="always" fo:orphans="0" fo:widows="0" fo:text-indent="0.499cm" style:auto-text-indent="false" style:shadow="none"/>
      <style:text-properties fo:font-variant="normal" fo:text-transform="none" fo:color="#000000" style:font-name="Times New Roman" fo:font-size="11pt" fo:letter-spacing="normal" fo:font-style="normal" fo:font-weight="normal" style:font-size-asian="11pt" style:font-size-complex="11pt"/>
    </style:style>
    <style:style style:name="P6" style:family="paragraph" style:parent-style-name="Text_20_body" style:master-page-name="">
      <style:paragraph-properties fo:margin-left="1.951cm" fo:margin-right="0cm" fo:margin-top="0cm" fo:margin-bottom="1.409cm" fo:text-align="end" style:justify-single-word="false" fo:orphans="2" fo:widows="2" fo:text-indent="0cm" style:auto-text-indent="false" style:page-number="auto" fo:background-color="#ff3333" fo:padding="0.049cm" fo:border="0.002cm solid #000000" style:shadow="none">
        <style:background-image/>
      </style:paragraph-properties>
      <style:text-properties fo:font-variant="normal" fo:text-transform="none" fo:color="#000000" style:font-name="Times New Roman" fo:font-size="14pt" fo:letter-spacing="0.071cm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font-name="Arial Black"/>
    </style:style>
    <style:style style:name="T3" style:family="text">
      <style:text-properties style:text-line-through-style="solid"/>
    </style:style>
    <style:style style:name="T4" style:family="text">
      <style:text-properties style:text-underline-style="solid" style:text-underline-type="double" style:text-underline-width="auto" style:text-underline-color="font-color"/>
    </style:style>
    <style:style style:name="T5" style:family="text">
      <style:text-properties style:text-blinking="true"/>
    </style:style>
    <style:style style:name="T6" style:family="text">
      <style:text-properties fo:font-variant="normal" fo:text-transform="none" fo:color="#000000" fo:letter-spacing="normal" fo:font-style="normal" fo:font-weight="normal"/>
    </style:style>
    <style:style style:name="T7" style:family="text">
      <style:text-properties style:text-position="super 58%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35cm" style:color="#000000" style:height="100%"/>
          <style:column style:rel-width="4818*" fo:start-indent="0cm" fo:end-indent="0.249cm"/>
          <style:column style:rel-width="4820*" fo:start-indent="0.249cm" fo:end-indent="0c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УСТАВ ФГБОУ ВПО "ОмГУ им. Ф.М. Достоевского"</text:p>
      <text:p text:style-name="P1">Общие положения</text:p>
      <text:p text:style-name="P4">Федеральное государственное бюджетное образовательное учреждение высшего профессионального образования "Омский государственный <text:span text:style-name="T2">университет</text:span> им. Ф.М. Достоевского" (далее — <text:span text:style-name="T1">ВУЗ</text:span>) является некоммерческой организацией, созданной для достижения образовательных, научных, социальных, культурных и управленческих целей, в целях удовлетворения духовных и иных нематериальных потребностей граждан в образовании, а также в иных целях, направленных на достижение общественных благ.</text:p>
      <text:p text:style-name="P5"><text:span text:style-name="T1">ВУЗ</text:span> образован постановлением Совета Министров СССР от 28 апреля 1973 г. № 276, постановлением Совета Министров РСФСР от 8 июня 1973 г. № 317 и приказом Министра высшего и среднего специального образования РСФСР от 18 июня 1973 г. № 298 как Омский государственный <text:span text:style-name="T2">университет</text:span>.</text:p>
      <text:p text:style-name="P2">23 декабря 2002 года Омский государственный <text:span text:style-name="T2">университет</text:span> внесен в Единый государственный реестр юридических лиц как Государственное образовательное учреждение высшего профессионального образования "Омский государственный <text:span text:style-name="T2">университет</text:span>", которое приказом Федерального агентства по образованию от 21 января 2005 г. № 23 переименовано в Государственное образовательное учреждение высшего профессионального образования "Омский государственный <text:span text:style-name="T2">университет</text:span> им. Ф.М. Достоевского".</text:p>
      <text:p text:style-name="P2">Приказом Министерства образования и науки Российской Федерации от 25 мая 2011 г. № 1806 Государственное образовательное учреждение высшего профессионального образования "Омский государственный <text:span text:style-name="T2">университет</text:span> им. Ф.М. Достоевского" переименовано в федеральное государственное бюджетное образовательное учреждение высшего профессионального образования "Омский государственный <text:span text:style-name="T2">университет</text:span> им. Ф.М. Достоевского".</text:p>
      <text:p text:style-name="P2">Полное наименование ВУЗа на русском языке: федеральное государственное бюджетное образовательное учреждение высшего профессионального образования "Омский государственный <text:span text:style-name="T2">университет</text:span> им. Ф.М. Достоевского".</text:p>
      <text:p text:style-name="P2">Сокращенные наименования на русском языке: ФГБОУ ВПО "ОмГУ им. Ф.М. Достоевского", ОмГУ им. Ф.М. Достоевского, ОмГУ.</text:p>
      <text:p text:style-name="P2">Полное наименование на английском языке: <text:span text:style-name="T5">OMSK STATE UNIVERSITY</text:span> n.а. F.М. Dostoevskiy.</text:p>
      <text:p text:style-name="P2">Сокращенное наименование на английском языке: OmSU n.а. F.М. Dostoevskiy.</text:p>
      <text:p text:style-name="P2">Место нахождения ВУЗа: 644077, г. Омск, проспект Мира, д. 55-А.</text:p>
      <text:p text:style-name="P2">Учредителем ВУЗа является <text:span text:style-name="T4">Российская Федерация</text:span>.</text:p>
      <text:p text:style-name="P2">Функции и полномочия учредителя ВУЗа осуществляет Министерство образования и науки Российской Федерации (далее — Учредитель).</text:p>
      <text:p text:style-name="P2">Место нахождения Учредителя: 125993, г. Москва, ул. Тверская, 11.</text:p>
      <text:p text:style-name="P2">В случае <text:span text:style-name="T3">реорганизации</text:span> Учредителя его права переходят к соответствующему правопреемнику.</text:p>
      <text:section text:style-name="Sect1" text:name="Раздел1">
        <text:p text:style-name="P3"><text:span text:style-name="T6">В состав ВУЗа входят научно-исследовательские подразделения, факультеты, кафедры, аспирантура и докторантура, институты, осуществляющие образовательную, научную, научно-исследовательскую либо творческую деятельность, структурные </text:span><text:soft-page-break/><text:span text:style-name="T6">подразделения дополнительного профессионального образования, внеучебной и воспитательной работы, подготовительные курсы, общежития, библиотека, издательство, редакции журналов и малотиражных газет, иные учебные, научные, информационно-аналитические подразделения, а также подразделения, осуществляющие методическую, финансово-экономическую, информационно-аналитическую, производственную и иную деятельность, предусмотренную законодательством Российской Федерации и настоящим Уставом. В состав ВУЗа могут входить филиалы, представительства, подготовительные отделения и иные подразделения, предусмотренные законодательством Российской Федерации и настоящим Уставом.</text:span></text:p>
      </text:section>
      <text:p text:style-name="Standard">07.09.19, 12<text:span text:style-name="T7">03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1" svg:font-family="'Times New Roman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M6S</meta:editing-duration>
    <meta:editing-cycles>4</meta:editing-cycles>
    <meta:generator>OpenOffice/4.1.1$Win32 OpenOffice.org_project/411m6$Build-9775</meta:generator>
    <dc:date>2019-09-07T12:12:56.47</dc:date>
    <meta:document-statistic meta:table-count="0" meta:image-count="0" meta:object-count="0" meta:page-count="2" meta:paragraph-count="17" meta:word-count="384" meta:character-count="3454"/>
    <meta:user-defined meta:name="Info 1"/>
    <meta:user-defined meta:name="Info 2"/>
    <meta:user-defined meta:name="Info 3"/>
    <meta:user-defined meta:name="Info 4"/>
  </office:meta>
</office:document-meta>
</file>